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8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1"/>
    <style:style style:name="ce5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3">
      <style:text-properties fo:font-weight="bold" style:font-weight-asian="bold" style:font-weight-complex="bold"/>
    </style:style>
    <style:style style:name="ce62" style:family="table-cell" style:parent-style-name="Default" style:data-style-name="N38">
      <style:text-properties fo:font-weight="bold" style:font-weight-asian="bold" style:font-weight-complex="bold"/>
    </style:style>
    <style:style style:name="ce63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5"/>
    <style:style style:name="ce67" style:family="table-cell" style:parent-style-name="Default" style:data-style-name="N14"/>
    <style:style style:name="ce68" style:family="table-cell" style:parent-style-name="Default" style:data-style-name="N43"/>
    <style:style style:name="ce69" style:family="table-cell" style:parent-style-name="Default" style:data-style-name="N46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1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38">
      <style:table-cell-properties fo:background-color="transparent"/>
    </style:style>
    <style:style style:name="ce74" style:family="table-cell" style:parent-style-name="Default" style:data-style-name="N41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37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1">
      <style:text-properties fo:font-weight="bold" style:font-weight-asian="bold" style:font-weight-complex="bold"/>
    </style:style>
    <style:style style:name="ce85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86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2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4" style:family="table-cell" style:parent-style-name="Default" style:data-style-name="N37">
      <style:table-cell-properties fo:background-color="#F7D1D5"/>
    </style:style>
    <style:style style:name="ce95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96" style:family="table-cell" style:parent-style-name="Default" style:data-style-name="N0">
      <style:table-cell-properties fo:background-color="#F7D1D5"/>
    </style:style>
    <style:style style:name="ce97" style:family="table-cell" style:parent-style-name="Default" style:data-style-name="N37">
      <style:table-cell-properties fo:background-color="#F6F9D4"/>
    </style:style>
    <style:style style:name="ce98" style:family="table-cell" style:parent-style-name="Default" style:data-style-name="N0">
      <style:table-cell-properties fo:background-color="#F6F9D4"/>
    </style:style>
    <style:style style:name="ce99" style:family="table-cell" style:parent-style-name="Default" style:data-style-name="N38">
      <style:table-cell-properties fo:background-color="#F6F9D4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1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39"/>
    <style:style style:name="ce103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06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07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E0C2CD"/>
    </style:style>
    <style:style style:name="ce110" style:family="table-cell" style:parent-style-name="Default" style:data-style-name="N38">
      <style:table-cell-properties fo:background-color="#E0C2CD"/>
    </style:style>
    <style:style style:name="ce111" style:family="table-cell" style:parent-style-name="Default" style:data-style-name="N36">
      <style:table-cell-properties fo:background-color="#E0C2CD"/>
    </style:style>
    <style:style style:name="ce112" style:family="table-cell" style:parent-style-name="Default" style:data-style-name="N37">
      <style:table-cell-properties fo:background-color="#FFBF00"/>
    </style:style>
    <style:style style:name="ce113" style:family="table-cell" style:parent-style-name="Default" style:data-style-name="N41">
      <style:table-cell-properties fo:background-color="#E0C2CD"/>
    </style:style>
    <style:style style:name="ce114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1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6" style:family="table-cell" style:parent-style-name="Default" style:data-style-name="N42"/>
    <style:style style:name="ce117" style:family="table-cell" style:parent-style-name="Default" style:data-style-name="N4">
      <style:table-cell-properties fo:background-color="#FFFF00"/>
    </style:style>
    <style:style style:name="ce118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ext-properties fo:font-size="12pt" style:font-size-asian="12pt" style:font-size-complex="12pt"/>
    </style:style>
    <style:style style:name="ce120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121" style:family="table-cell" style:parent-style-name="Default" style:data-style-name="N43">
      <style:table-cell-properties fo:background-color="#E8F2A1"/>
    </style:style>
    <style:style style:name="ce122" style:family="table-cell" style:parent-style-name="Default" style:data-style-name="N43">
      <style:table-cell-properties fo:background-color="transparent"/>
    </style:style>
    <style:style style:name="ce123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1">
      <style:text-properties fo:color="#C9211E" fo:font-weight="bold" style:font-weight-asian="bold" style:font-weight-complex="bold"/>
    </style:style>
    <style:style style:name="ce125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ackground-color="#81D41A"/>
    </style:style>
    <style:style style:name="ce127" style:family="table-cell" style:parent-style-name="Default" style:data-style-name="N43">
      <style:table-cell-properties fo:background-color="#81D41A"/>
      <style:text-properties fo:font-weight="bold" style:font-weight-asian="bold" style:font-weight-complex="bold"/>
    </style:style>
    <style:style style:name="ce128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29" style:family="table-cell" style:parent-style-name="Default" style:data-style-name="N38">
      <style:table-cell-properties fo:background-color="#81D41A"/>
    </style:style>
    <style:style style:name="ce130" style:family="table-cell" style:parent-style-name="Default" style:data-style-name="N43">
      <style:table-cell-properties fo:background-color="#E8F2A1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33" style:family="table-cell" style:parent-style-name="Default" style:data-style-name="N43">
      <style:table-cell-properties fo:background-color="#E0C2CD"/>
    </style:style>
    <style:style style:name="ce134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5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36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37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0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1" style:family="table-cell" style:parent-style-name="Default" style:data-style-name="N41">
      <style:table-cell-properties fo:background-color="#F7D1D5"/>
    </style:style>
    <style:style style:name="ce142" style:family="table-cell" style:parent-style-name="Default" style:data-style-name="N43">
      <style:table-cell-properties fo:background-color="#F7D1D5"/>
      <style:text-properties fo:font-weight="bold" style:font-weight-asian="bold" style:font-weight-complex="bold"/>
    </style:style>
    <style:style style:name="ce143" style:family="table-cell" style:parent-style-name="Default" style:data-style-name="N36"/>
    <style:style style:name="ce144" style:family="table-cell" style:parent-style-name="Default" style:data-style-name="N43"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43">
      <style:table-cell-properties fo:background-color="#81D41A"/>
    </style:style>
    <style:style style:name="ce146" style:family="table-cell" style:parent-style-name="Default" style:data-style-name="N0">
      <style:table-cell-properties fo:background-color="#FFA6A6"/>
    </style:style>
    <style:style style:name="ce147" style:family="table-cell" style:parent-style-name="Default" style:data-style-name="N43">
      <style:table-cell-properties fo:background-color="#FFA6A6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4" style:family="table-cell" style:parent-style-name="Default" style:data-style-name="N41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5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58" style:family="table-cell" style:parent-style-name="Default" style:data-style-name="N0">
      <style:table-cell-properties fo:background-color="#D4EA6B"/>
    </style:style>
    <style:style style:name="ce159" style:family="table-cell" style:parent-style-name="Default" style:data-style-name="N38">
      <style:table-cell-properties fo:background-color="#D4EA6B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2" style:family="table-cell" style:parent-style-name="Default" style:data-style-name="N41">
      <style:table-cell-properties fo:background-color="#D4EA6B"/>
    </style:style>
    <style:style style:name="ce163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38">
      <style:table-cell-properties fo:background-color="#FFD8CE"/>
    </style:style>
    <style:style style:name="ce166" style:family="table-cell" style:parent-style-name="Default" style:data-style-name="N0">
      <style:table-cell-properties fo:background-color="#FFD7D7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38">
      <style:table-cell-properties fo:background-color="#FFD7D7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0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2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4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75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069A2E"/>
    </style:style>
    <style:style style:name="ce178" style:family="table-cell" style:parent-style-name="Default" style:data-style-name="N41">
      <style:table-cell-properties fo:background-color="#FFD7D7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2" style:family="table-cell" style:parent-style-name="Default" style:data-style-name="N21"/>
    <style:style style:name="ce18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3.51895833333333cm" style:use-optimal-column-width="true"/>
    </style:style>
    <style:style style:name="co29" style:family="table-column">
      <style:table-column-properties fo:break-before="auto" style:column-width="3.22791666666667cm" style:use-optimal-column-width="true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1.825625cm"/>
    </style:style>
    <style:style style:name="co37" style:family="table-column">
      <style:table-column-properties fo:break-before="auto" style:column-width="2.03729166666667cm"/>
    </style:style>
    <style:style style:name="co38" style:family="table-column">
      <style:table-column-properties fo:break-before="auto" style:column-width="1.87854166666667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5.556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6.270625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1.08479166666667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0.582083333333333cm"/>
    </style:style>
    <style:style style:name="co51" style:family="table-column">
      <style:table-column-properties fo:break-before="auto" style:column-width="0.47625cm"/>
    </style:style>
    <style:style style:name="co52" style:family="table-column">
      <style:table-column-properties fo:break-before="auto" style:column-width="0.529166666666667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6.985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1.13770833333333cm"/>
    </style:style>
    <style:style style:name="co57" style:family="table-column">
      <style:table-column-properties fo:break-before="auto" style:column-width="1.24354166666667cm"/>
    </style:style>
    <style:style style:name="co58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395511" style:writing-mode="lr-tb"/>
    </style:style>
    <style:style style:name="ta6" style:family="table" style:master-page-name="mp1">
      <style:table-properties table:display="true" table:tab-color="#1E6A39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table:style-name="ce61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610.64972999999998" table:formula="of:=['10_23'.E112]/1000" table:style-name="ce1">
            <text:p>610,64973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201392.88699999999" table:formula="of:=[.B13]+[.C13]+[.D12]" table:style-name="ce16">
            <text:p>201.392,89</text:p>
          </table:table-cell>
          <table:table-cell office:value-type="float" office:value="18687.059999999998" table:formula="of:=['11_23'.F2]" table:style-name="ce14">
            <text:p>18.687,06</text:p>
          </table:table-cell>
          <table:table-cell office:value-type="float" office:value="-86982.11" table:formula="of:=['11_23'.G2]" table:style-name="ce15">
            <text:p>-86.982,11</text:p>
          </table:table-cell>
          <table:table-cell office:value-type="float" office:value="79183.58" table:formula="of:=[.E13]+[.F13]+[.G12]" table:style-name="ce17">
            <text:p>79.183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197333.37699999998" table:formula="of:=[.B14]+[.C14]+[.D13]" table:style-name="ce16">
            <text:p>19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9183.58" table:formula="of:=[.E14]+[.F14]+[.G13]" table:style-name="ce17">
            <text:p>79.183,58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679299" table:formula="of:=SUM([.B3:.B14])" table:style-name="ce30">
            <text:p>679.299,00</text:p>
          </table:table-cell>
          <table:table-cell office:value-type="float" office:value="-481965.62300000002" table:formula="of:=SUM([.C3:.C14])" table:style-name="ce31">
            <text:p>-481.965,62</text:p>
          </table:table-cell>
          <table:table-cell office:value-type="float" office:value="197333.37699999998" table:formula="of:=[.B15]+[.C15]" table:style-name="ce32">
            <text:p>197.333,38</text:p>
          </table:table-cell>
          <table:table-cell office:value-type="float" office:value="570478.6100000001" table:formula="of:=SUM([.E3:.E14])" table:style-name="ce30">
            <text:p>570.478,61</text:p>
          </table:table-cell>
          <table:table-cell office:value-type="float" office:value="-491295.02999999997" table:formula="of:=SUM([.F3:.F14])" table:style-name="ce31">
            <text:p>-491.295,03</text:p>
          </table:table-cell>
          <table:table-cell office:value-type="float" office:value="79183.580000000133" table:formula="of:=[.E15]+[.F15]" table:style-name="ce32">
            <text:p>79.183,58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56608.25" table:formula="of:=[.B15]/[.A16]" table:style-name="ce37">
            <text:p>56.608,25</text:p>
          </table:table-cell>
          <table:table-cell office:value-type="float" office:value="-40163.801916666671" table:formula="of:=[.C15]/[.A16]" table:style-name="ce38">
            <text:p>-40.163,80</text:p>
          </table:table-cell>
          <table:table-cell table:style-name="ce38"/>
          <table:table-cell office:value-type="float" office:value="47539.884166666678" table:formula="of:=[.E15]/[.A16]" table:style-name="ce38">
            <text:p>47.539,88</text:p>
          </table:table-cell>
          <table:table-cell office:value-type="float" office:value="-40941.252499999995" table:formula="of:=[.F15]/[.A16]" table:style-name="ce38">
            <text:p>-40.941,25</text:p>
          </table:table-cell>
          <table:table-cell office:value-type="float" office:value="6598.631666666678" table:formula="of:=[.G15]/[.A16]" table:style-name="ce38">
            <text:p>6.598,63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346.90530846153848" table:formula="of:=AVERAGE([.O2:.O15])" table:style-name="ce41">
            <text:p>346,91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1]+['12_23'.F24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83">
            <text:p>hesaba yazılmayan</text:p>
          </table:table-cell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G2]+[.E3]-[.F3]" table:style-name="ce25">
            <text:p>1.25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G3]+[.E4]-[.F4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5"/>
          <table:table-cell table:style-name="ce50"/>
          <table:table-cell office:value-type="float" office:value="-1000" table:formula="of:=[.G4]+[.E5]-[.F5]" table:style-name="ce25">
            <text:p>-1.00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G5]+[.E6]-[.F6]" table:style-name="ce25">
            <text:p>111,1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G6]+[.E7]-[.F7]" table:style-name="ce25">
            <text:p>-38,8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G7]+[.E8]-[.F8]" table:style-name="ce25">
            <text:p>1.072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58"/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G8]+[.E9]-[.F9]" table:style-name="ce25">
            <text:p>-1.427,7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G9]+[.E10]-[.F10]" table:style-name="ce25">
            <text:p>-3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58"/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G10]+[.E11]-[.F11]" table:style-name="ce25">
            <text:p>-1.816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G11]+[.E12]-[.F12]" table:style-name="ce25">
            <text:p>-1.591,2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G12]+[.E13]-[.F13]" table:style-name="ce25">
            <text:p>-1.365,8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G13]+[.E14]-[.F14]" table:style-name="ce25">
            <text:p>-927,9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G14]+[.E15]-[.F15]" table:style-name="ce25">
            <text:p>-523,6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G15]+[.E16]-[.F16]" table:style-name="ce25">
            <text:p>611,3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G16]+[.E17]-[.F17]" table:style-name="ce25">
            <text:p>1.722,4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G17]+[.E18]-[.F18]" table:style-name="ce25">
            <text:p>-277,5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G18]+[.E19]-[.F19]" table:style-name="ce25">
            <text:p>833,5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G19]+[.E20]-[.F20]" table:style-name="ce25">
            <text:p>1.944,6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58"/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G20]+[.E21]-[.F21]" table:style-name="ce25">
            <text:p>-4.055,3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G21]+[.E22]-[.F22]" table:style-name="ce25">
            <text:p>-2.944,2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G22]+[.E23]-[.F23]" table:style-name="ce25">
            <text:p>-1.833,1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G23]+[.E24]-[.F24]" table:style-name="ce25">
            <text:p>-72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G24]+[.E25]-[.F25]" table:style-name="ce25">
            <text:p>1.536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G25]+[.E26]-[.F26]" table:style-name="ce25">
            <text:p>2.14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G26]+[.E27]-[.F27]" table:style-name="ce25">
            <text:p>2.86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G27]+[.E28]-[.F28]" table:style-name="ce25">
            <text:p>1.8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G28]+[.E29]-[.F29]" table:style-name="ce25">
            <text:p>1.33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G29]+[.E30]-[.F30]" table:style-name="ce25">
            <text:p>3.983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G30]+[.E31]-[.F31]" table:style-name="ce25">
            <text:p>5.339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G31]+[.E32]-[.F32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Eskişehir benzin<text:s/></text:p>
          </table:table-cell>
          <table:table-cell office:value-type="float" office:value="1120" table:style-name="ce1">
            <text:p>1120</text:p>
          </table:table-cell>
          <table:table-cell table:style-name="ce25"/>
          <table:table-cell table:style-name="ce81"/>
          <table:table-cell office:value-type="float" office:value="6207.9999999999991" table:formula="of:=[.G32]+[.E33]-[.F33]" table:style-name="ce25">
            <text:p>6.2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G33]+[.E34]-[.F34]" table:style-name="ce25">
            <text:p>2.758,00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G34]+[.E35]-[.F35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G35]+[.E36]-[.F36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6]+[.E37]-[.F37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office:value-type="float" office:value="1057.9999999999991" table:formula="of:=[.G37]+[.E38]-[.F38]" table:style-name="ce25">
            <text:p>1.058,00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"/>
          <table:table-cell table:style-name="ce25"/>
          <table:table-cell table:style-name="ce50"/>
          <table:table-cell table:style-name="ce25"/>
          <table:table-cell table:number-columns-repeated="16377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table:style-name="ce58"/>
          <table:table-cell office:value-type="float" office:value="23894" table:formula="of:=SUM([.E3:.E38])" table:style-name="ce25">
            <text:p>23.894,00</text:p>
          </table:table-cell>
          <table:table-cell office:value-type="float" office:value="22836" table:formula="of:=SUM([.F3:.F38])" table:style-name="ce50">
            <text:p>22.836,00</text:p>
          </table:table-cell>
          <table:table-cell office:value-type="float" office:value="1058" table:formula="of:=[.E40]-[.F40]" table:style-name="ce83">
            <text:p>1.058,00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G40]+[.E42]-[.F42]" table:style-name="ce25">
            <text:p>4.5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G42]+[.E43]-[.F43]" table:style-name="ce25">
            <text:p>7.80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G43]+[.E44]-[.F44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5"/>
          <table:table-cell office:value-type="float" office:value="4358" table:formula="of:=[.G44]+[.E45]-[.F45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5"/>
          <table:table-cell office:value-type="float" office:value="4358" table:formula="of:=[.G45]+[.E46]-[.F46]" table:style-name="ce25">
            <text:p>4.35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G46]+[.E47]-[.F47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5"/>
          <table:table-cell office:value-type="float" office:value="4931" table:formula="of:=[.G47]+[.E48]-[.F48]" table:style-name="ce25">
            <text:p>4.931,00</text:p>
          </table:table-cell>
          <table:table-cell table:number-columns-repeated="16377"/>
        </table:table-row>
        <table:table-row table:style-name="ro4">
          <table:table-cell/>
          <table:table-cell table:style-name="ce80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5">
            <text:p>1.207,00</text:p>
          </table:table-cell>
          <table:table-cell table:style-name="ce25"/>
          <table:table-cell office:value-type="float" office:value="6138" table:formula="of:=[.G48]+[.E49]-[.F49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5"/>
          <table:table-cell office:value-type="float" office:value="6138" table:formula="of:=[.G49]+[.E50]-[.F50]" table:style-name="ce25">
            <text:p>6.13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2688" table:formula="of:=[.G50]+[.E51]-[.F51]" table:style-name="ce25">
            <text:p>2.6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66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office:value-type="float" office:value="1500" table:style-name="ce25">
            <text:p>1.500,00</text:p>
          </table:table-cell>
          <table:table-cell table:style-name="ce25"/>
          <table:table-cell office:value-type="float" office:value="4188" table:formula="of:=[.G51]+[.E52]-[.F52]" table:style-name="ce25">
            <text:p>4.188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1-16T00:00:00" table:style-name="ce18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table:style-name="ce25"/>
          <table:table-cell office:value-type="float" office:value="3450" table:style-name="ce25">
            <text:p>3.450,00</text:p>
          </table:table-cell>
          <table:table-cell office:value-type="float" office:value="738" table:formula="of:=[.G52]+[.E53]-[.F53]" table:style-name="ce25">
            <text:p>738,00</text:p>
          </table:table-cell>
          <table:table-cell table:number-columns-repeated="1637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float" office:value="5271" table:formula="of:=SUM([.D3:.D36])+SUM([.D42:.D53])" table:style-name="ce25">
            <text:p>5.271,00</text:p>
          </table:table-cell>
          <table:table-cell office:value-type="float" office:value="33924" table:formula="of:=SUM([.E3:.E36])+SUM([.E42:.E53])" table:style-name="ce25">
            <text:p>33.924,00</text:p>
          </table:table-cell>
          <table:table-cell office:value-type="float" office:value="33186" table:formula="of:=SUM([.F3:.F36])+SUM([.F42:.F53])" table:style-name="ce25">
            <text:p>33.186,00</text:p>
          </table:table-cell>
          <table:table-cell office:value-type="float" office:value="738" table:formula="of:=[.E56]-[.F56]" table:style-name="ce25">
            <text:p>738,00</text:p>
          </table:table-cell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84">
            <text:p>2023 YILI NAZAN BALCI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6" table:style-name="ce1"/>
          <table:table-cell table:style-name="ce85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Yapılacak</text:p>
          </table:table-cell>
          <table:table-cell office:value-type="string" table:style-name="ce58">
            <text:p>Kalacak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86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63627.242207680014" table:formula="of:=SUBTOTAL(109;[.$H$26:.$H$42])*-1" table:style-name="ce87">
            <text:p>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80">
            <text:p>1.11.2023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3627.242207680014" table:formula="of:=[.H6]-[.D7]" table:style-name="ce69">
            <text:p>₺53.627,24</text:p>
          </table:table-cell>
          <table:table-cell table:number-columns-repeated="2" table:style-name="ce1"/>
          <table:table-cell office:value-type="currency" office:value="63627.242207680014" table:formula="of:=[.H6]-[.F7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80">
            <text:p>1.12.2023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3627.242207680014" table:formula="of:=[.E7]-[.D8]" table:style-name="ce69">
            <text:p>₺43.627,24</text:p>
          </table:table-cell>
          <table:table-cell table:number-columns-repeated="2" table:style-name="ce1"/>
          <table:table-cell office:value-type="currency" office:value="63627.242207680014" table:formula="of:=[.H7]-[.F8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0">
            <text:p>1.0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3627.242207680014" table:formula="of:=[.E8]-[.D9]" table:style-name="ce69">
            <text:p>₺33.627,24</text:p>
          </table:table-cell>
          <table:table-cell table:number-columns-repeated="2" table:style-name="ce1"/>
          <table:table-cell office:value-type="currency" office:value="63627.242207680014" table:formula="of:=[.H8]-[.F9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0">
            <text:p>1.0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3627.242207680014" table:formula="of:=[.E9]-[.D10]" table:style-name="ce69">
            <text:p>₺23.627,24</text:p>
          </table:table-cell>
          <table:table-cell table:number-columns-repeated="2" table:style-name="ce1"/>
          <table:table-cell office:value-type="currency" office:value="63627.242207680014" table:formula="of:=[.H9]-[.F10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0">
            <text:p>1.03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3627.242207680014" table:formula="of:=[.E10]-[.D11]" table:style-name="ce69">
            <text:p>₺13.627,24</text:p>
          </table:table-cell>
          <table:table-cell table:number-columns-repeated="2" table:style-name="ce1"/>
          <table:table-cell office:value-type="currency" office:value="63627.242207680014" table:formula="of:=[.H10]-[.F11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0">
            <text:p>1.04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627.242207680014" table:formula="of:=[.E11]-[.D12]" table:style-name="ce69">
            <text:p>₺3.627,24</text:p>
          </table:table-cell>
          <table:table-cell table:number-columns-repeated="2" table:style-name="ce1"/>
          <table:table-cell office:value-type="currency" office:value="63627.242207680014" table:formula="of:=[.H11]-[.F12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0">
            <text:p>1.05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372.757792319986" table:formula="of:=[.E12]-[.D13]" table:style-name="ce69">
            <text:p>₺6.372,76</text:p>
          </table:table-cell>
          <table:table-cell table:number-columns-repeated="2" table:style-name="ce1"/>
          <table:table-cell office:value-type="currency" office:value="63627.242207680014" table:formula="of:=[.H12]-[.F13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0">
            <text:p>1.06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6372.757792319986" table:formula="of:=[.E13]-[.D14]" table:style-name="ce69">
            <text:p>₺16.372,76</text:p>
          </table:table-cell>
          <table:table-cell table:number-columns-repeated="2" table:style-name="ce1"/>
          <table:table-cell office:value-type="currency" office:value="63627.242207680014" table:formula="of:=[.H13]-[.F14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0">
            <text:p>1.07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6372.757792319986" table:formula="of:=[.E14]-[.D15]" table:style-name="ce69">
            <text:p>₺26.372,76</text:p>
          </table:table-cell>
          <table:table-cell table:number-columns-repeated="2" table:style-name="ce1"/>
          <table:table-cell office:value-type="currency" office:value="63627.242207680014" table:formula="of:=[.H14]-[.F15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0">
            <text:p>1.08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6372.757792319986" table:formula="of:=[.E15]-[.D16]" table:style-name="ce69">
            <text:p>₺36.372,76</text:p>
          </table:table-cell>
          <table:table-cell table:number-columns-repeated="2" table:style-name="ce1"/>
          <table:table-cell office:value-type="currency" office:value="63627.242207680014" table:formula="of:=[.H15]-[.F16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 table:style-name="ce1"/>
          <table:table-cell office:value-type="date" office:date-value="2024-09-01T00:00:00" table:style-name="ce80">
            <text:p>1.09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6372.757792319986" table:formula="of:=[.E16]-[.D17]" table:style-name="ce69">
            <text:p>₺46.372,76</text:p>
          </table:table-cell>
          <table:table-cell table:number-columns-repeated="2" table:style-name="ce1"/>
          <table:table-cell office:value-type="currency" office:value="63627.242207680014" table:formula="of:=[.H16]-[.F17]" table:style-name="ce69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10-01T00:00:00" table:style-name="ce80">
            <text:p>1.10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6372.757792319986" table:formula="of:=[.E17]-[.D18]" table:style-name="ce69">
            <text:p>₺56.372,76</text:p>
          </table:table-cell>
          <table:table-cell table:number-columns-repeated="2" table:style-name="ce1"/>
          <table:table-cell office:value-type="currency" office:value="63627.242207680014" table:formula="of:=[.H17]-[.F18]" table:style-name="ce69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style-name="ce61"/>
          <table:table-cell table:style-name="ce69"/>
          <table:table-cell table:number-columns-repeated="2" table:style-name="ce1"/>
          <table:table-cell table:style-name="ce69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4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88">
            <text:p>Hisse Oranı</text:p>
          </table:table-cell>
          <table:table-cell office:value-type="percentage" office:value="0.23538400000000001" table:style-name="ce89">
            <text:p>23,5384%</text:p>
          </table:table-cell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0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1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2">
            <text:p>Genel Toplam</text:p>
          </table:table-cell>
          <table:table-cell table:number-columns-repeated="16375" table:style-name="ce1"/>
        </table:table-row>
        <table:table-row table:style-name="ro4">
          <table:table-cell table:number-columns-repeated="10" table:style-name="ce1"/>
          <table:table-cell table:style-name="ce93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4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NAZAN.$D25];0)" table:style-name="ce62">
            <text:p>-3.056,40</text:p>
          </table:table-cell>
          <table:table-cell office:value-type="float" office:value="0" table:formula="of:=IF([.G25]=0;[.D25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719.42765760000009" table:formula="of:=IF([.G25]=1;[.D25]*[.$D$22]*-1;0)" table:style-name="ce62">
            <text:p>719,43</text:p>
          </table:table-cell>
          <table:table-cell office:value-type="float" office:value="-62907.814550080002" table:formula="of:=[.I26]+[.H25]" table:style-name="ce42">
            <text:p>-62.907,81</text:p>
          </table:table-cell>
          <table:table-cell table:style-name="ce1"/>
          <table:table-cell table:style-name="ce93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4">
            <text:p>30.12.2023</text:p>
          </table:table-cell>
          <table:table-cell office:value-type="string" table:style-name="ce96">
            <text:p>snyCD- Nakit-&gt;nazana</text:p>
          </table:table-cell>
          <table:table-cell office:value-type="float" office:value="200000" table:style-name="ce31">
            <text:p>200.000,00</text:p>
          </table:table-cell>
          <table:table-cell office:value-type="float" office:value="0" table:formula="of:=IF([.G26]=1;[NAZAN.$D26];0)" table:style-name="ce62">
            <text:p>0,00</text:p>
          </table:table-cell>
          <table:table-cell office:value-type="float" office:value="-47076.800000000003" table:formula="of:=IF([.G26]=0;[.D26]*[.$D$22]*-1;0)" table:style-name="ce95">
            <text:p>-47.076,80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26]=1;[.D26]*[.$D$22]*-1;0)" table:style-name="ce62">
            <text:p>0,00</text:p>
          </table:table-cell>
          <table:table-cell office:value-type="float" office:value="-63627.242207679999" table:formula="of:=[.I27]+[.H26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4">
            <text:p>30.11.2023</text:p>
          </table:table-cell>
          <table:table-cell office:value-type="string" table:style-name="ce96">
            <text:p>snyB- 2024 yılı içerisinde<text:s/></text:p>
          </table:table-cell>
          <table:table-cell table:style-name="ce31"/>
          <table:table-cell office:value-type="float" office:value="0" table:formula="of:=IF([.G27]=1;[NAZAN.$D27];0)" table:style-name="ce62">
            <text:p>0,00</text:p>
          </table:table-cell>
          <table:table-cell office:value-type="float" office:value="0" table:formula="of:=IF([.G27]=0;[.D27]*[.$D$22]*-1;0)" table:style-name="ce95">
            <text:p>0,00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27]=1;[.D27]*[.$D$22]*-1;0)" table:style-name="ce62">
            <text:p>0,00</text:p>
          </table:table-cell>
          <table:table-cell office:value-type="float" office:value="-63627.242207679999" table:formula="of:=[.I28]+[.H27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1-06T00:00:00" table:style-name="ce97">
            <text:p>6.11.2023</text:p>
          </table:table-cell>
          <table:table-cell office:value-type="string" table:style-name="ce98">
            <text:p>snyF- Nakit-&gt;nazana</text:p>
          </table:table-cell>
          <table:table-cell office:value-type="float" office:value="15887.06" table:style-name="ce99">
            <text:p>15.887,06</text:p>
          </table:table-cell>
          <table:table-cell office:value-type="float" office:value="15887.06" table:formula="of:=IF([.G28]=1;[NAZAN.$D28];0)" table:style-name="ce62">
            <text:p>15.887,06</text:p>
          </table:table-cell>
          <table:table-cell office:value-type="float" office:value="0" table:formula="of:=IF([.G28]=0;[.D28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3739.5597310399999" table:formula="of:=IF([.G28]=1;[.D28]*[.$D$22]*-1;0)" table:style-name="ce62">
            <text:p>-3.739,56</text:p>
          </table:table-cell>
          <table:table-cell office:value-type="float" office:value="-63627.242207679999" table:formula="of:=[.I29]+[.H28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6T00:00:00" table:style-name="ce97">
            <text:p>26.09.2023</text:p>
          </table:table-cell>
          <table:table-cell office:value-type="string" table:style-name="ce98">
            <text:p>snyA- Nakit-&gt;nazana</text:p>
          </table:table-cell>
          <table:table-cell office:value-type="float" office:value="84000" table:style-name="ce99">
            <text:p>84.000,00</text:p>
          </table:table-cell>
          <table:table-cell office:value-type="float" office:value="84000" table:formula="of:=IF([.G29]=1;[NAZAN.$D29];0)" table:style-name="ce62">
            <text:p>84.000,00</text:p>
          </table:table-cell>
          <table:table-cell office:value-type="float" office:value="0" table:formula="of:=IF([.G29]=0;[.D29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9772.256000000001" table:formula="of:=IF([.G29]=1;[.D29]*[.$D$22]*-1;0)" table:style-name="ce62">
            <text:p>-19.772,26</text:p>
          </table:table-cell>
          <table:table-cell office:value-type="float" office:value="-59887.682476640002" table:formula="of:=[.I30]+[.H29]" table:style-name="ce42">
            <text:p>-59.887,68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0-30T00:00:00" table:style-name="ce94">
            <text:p>30.10.2023</text:p>
          </table:table-cell>
          <table:table-cell office:value-type="string" table:style-name="ce96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formula="of:=IF([.G30]=1;[NAZAN.$D30];0)" table:style-name="ce62">
            <text:p>0,00</text:p>
          </table:table-cell>
          <table:table-cell office:value-type="float" office:value="-2353.84" table:formula="of:=IF([.G30]=0;[.D30]*[.$D$22]*-1;0)" table:style-name="ce95">
            <text:p>-2.353,84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0]=1;[.D30]*[.$D$22]*-1;0)" table:style-name="ce62">
            <text:p>0,00</text:p>
          </table:table-cell>
          <table:table-cell office:value-type="float" office:value="-40115.426476640001" table:formula="of:=[.I31]+[.H30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5T00:00:00" table:style-name="ce97">
            <text:p>25.09.2023</text:p>
          </table:table-cell>
          <table:table-cell office:value-type="string" table:style-name="ce98">
            <text:p>snyG- Nakit-&gt;nazana</text:p>
          </table:table-cell>
          <table:table-cell office:value-type="float" office:value="3000" table:style-name="ce99">
            <text:p>3.000,00</text:p>
          </table:table-cell>
          <table:table-cell office:value-type="float" office:value="0" table:formula="of:=IF([.G31]=1;[NAZAN.$D31];0)" table:style-name="ce62">
            <text:p>0,00</text:p>
          </table:table-cell>
          <table:table-cell office:value-type="float" office:value="-706.15200000000004" table:formula="of:=IF([.G31]=0;[.D31]*[.$D$22]*-1;0)" table:style-name="ce95">
            <text:p>-706,15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1]=1;[.D31]*[.$D$22]*-1;0)" table:style-name="ce62">
            <text:p>0,00</text:p>
          </table:table-cell>
          <table:table-cell office:value-type="float" office:value="-40115.426476640001" table:formula="of:=[.I32]+[.H31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3T00:00:00" table:style-name="ce97">
            <text:p>23.09.2023</text:p>
          </table:table-cell>
          <table:table-cell office:value-type="string" table:style-name="ce98">
            <text:p>snyG- Nakit-&gt;nazana</text:p>
          </table:table-cell>
          <table:table-cell office:value-type="float" office:value="83000" table:style-name="ce99">
            <text:p>83.000,00</text:p>
          </table:table-cell>
          <table:table-cell office:value-type="float" office:value="0" table:formula="of:=IF([.G32]=1;[NAZAN.$D32];0)" table:style-name="ce62">
            <text:p>0,00</text:p>
          </table:table-cell>
          <table:table-cell office:value-type="float" office:value="-19536.871999999999" table:formula="of:=IF([.G32]=0;[.D32]*[.$D$22]*-1;0)" table:style-name="ce95">
            <text:p>-19.536,87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2]=1;[.D32]*[.$D$22]*-1;0)" table:style-name="ce62">
            <text:p>0,00</text:p>
          </table:table-cell>
          <table:table-cell office:value-type="float" office:value="-40115.426476640001" table:formula="of:=[.I33]+[.H32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01-30T00:00:00" table:style-name="ce94">
            <text:p>30.01.2024</text:p>
          </table:table-cell>
          <table:table-cell office:value-type="string" table:style-name="ce96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float" office:value="0" table:formula="of:=IF([.G33]=1;[NAZAN.$D33];0)" table:style-name="ce62">
            <text:p>0,00</text:p>
          </table:table-cell>
          <table:table-cell office:value-type="float" office:value="-1647.6880000000001" table:formula="of:=IF([.G33]=0;[.D33]*[.$D$22]*-1;0)" table:style-name="ce95">
            <text:p>-1.647,69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3]=1;[.D33]*[.$D$22]*-1;0)" table:style-name="ce62">
            <text:p>0,00</text:p>
          </table:table-cell>
          <table:table-cell office:value-type="float" office:value="-40115.426476640001" table:formula="of:=[.I34]+[.H33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2-30T00:00:00" table:style-name="ce94">
            <text:p>30.12.2023</text:p>
          </table:table-cell>
          <table:table-cell office:value-type="string" table:style-name="ce96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4]=1;[NAZAN.$D34];0)" table:style-name="ce62">
            <text:p>0,00</text:p>
          </table:table-cell>
          <table:table-cell office:value-type="float" office:value="-1412.3040000000001" table:formula="of:=IF([.G34]=0;[.D34]*[.$D$22]*-1;0)" table:style-name="ce95">
            <text:p>-1.412,30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4]=1;[.D34]*[.$D$22]*-1;0)" table:style-name="ce62">
            <text:p>0,00</text:p>
          </table:table-cell>
          <table:table-cell office:value-type="float" office:value="-40115.426476640001" table:formula="of:=[.I35]+[.H34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4">
            <text:p>30.11.2023</text:p>
          </table:table-cell>
          <table:table-cell office:value-type="string" table:style-name="ce96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5]=1;[NAZAN.$D35];0)" table:style-name="ce62">
            <text:p>0,00</text:p>
          </table:table-cell>
          <table:table-cell office:value-type="float" office:value="-1412.3040000000001" table:formula="of:=IF([.G35]=0;[.D35]*[.$D$22]*-1;0)" table:style-name="ce95">
            <text:p>-1.412,30</text:p>
          </table:table-cell>
          <table:table-cell office:value-type="float" office:value="0" table:style-name="ce91">
            <text:p>0</text:p>
          </table:table-cell>
          <table:table-cell office:value-type="float" office:value="0" table:formula="of:=IF([.G35]=1;[.D35]*[.$D$22]*-1;0)" table:style-name="ce62">
            <text:p>0,00</text:p>
          </table:table-cell>
          <table:table-cell office:value-type="float" office:value="-40115.426476640001" table:formula="of:=[.I36]+[.H35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0-30T00:00:00" table:style-name="ce97">
            <text:p>30.10.2023</text:p>
          </table:table-cell>
          <table:table-cell office:value-type="string" table:style-name="ce98">
            <text:p>SnyE- Nakit-&gt;nazana 06-11-23</text:p>
          </table:table-cell>
          <table:table-cell office:value-type="float" office:value="6000" table:style-name="ce99">
            <text:p>6.000,00</text:p>
          </table:table-cell>
          <table:table-cell office:value-type="float" office:value="6000" table:formula="of:=IF([.G36]=1;[NAZAN.$D36];0)" table:style-name="ce62">
            <text:p>6.000,00</text:p>
          </table:table-cell>
          <table:table-cell office:value-type="float" office:value="0" table:formula="of:=IF([.G36]=0;[.D36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412.3040000000001" table:formula="of:=IF([.G36]=1;[.D36]*[.$D$22]*-1;0)" table:style-name="ce62">
            <text:p>-1.412,30</text:p>
          </table:table-cell>
          <table:table-cell office:value-type="float" office:value="-40115.426476640001" table:formula="of:=[.I37]+[.H36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30T00:00:00" table:style-name="ce97">
            <text:p>30.09.2023</text:p>
          </table:table-cell>
          <table:table-cell office:value-type="string" table:style-name="ce98">
            <text:p>SnyE- Nakit-&gt;nazana</text:p>
          </table:table-cell>
          <table:table-cell office:value-type="float" office:value="6000" table:style-name="ce99">
            <text:p>6.000,00</text:p>
          </table:table-cell>
          <table:table-cell office:value-type="float" office:value="6000" table:formula="of:=IF([.G37]=1;[NAZAN.$D37];0)" table:style-name="ce62">
            <text:p>6.000,00</text:p>
          </table:table-cell>
          <table:table-cell office:value-type="float" office:value="0" table:formula="of:=IF([.G37]=0;[.D37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412.3040000000001" table:formula="of:=IF([.G37]=1;[.D37]*[.$D$22]*-1;0)" table:style-name="ce62">
            <text:p>-1.412,30</text:p>
          </table:table-cell>
          <table:table-cell office:value-type="float" office:value="-38703.122476639997" table:formula="of:=[.I38]+[.H37]" table:style-name="ce42">
            <text:p>-38.703,1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02T00:00:00" table:style-name="ce97">
            <text:p>2.09.2023</text:p>
          </table:table-cell>
          <table:table-cell office:value-type="string" table:style-name="ce98">
            <text:p>SnyE- Nakit-&gt;nazana</text:p>
          </table:table-cell>
          <table:table-cell office:value-type="float" office:value="65000" table:style-name="ce99">
            <text:p>65.000,00</text:p>
          </table:table-cell>
          <table:table-cell office:value-type="float" office:value="65000" table:formula="of:=IF([.G38]=1;[NAZAN.$D38];0)" table:style-name="ce62">
            <text:p>65.000,00</text:p>
          </table:table-cell>
          <table:table-cell office:value-type="float" office:value="0" table:formula="of:=IF([.G38]=0;[.D38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5299.960000000001" table:formula="of:=IF([.G38]=1;[.D38]*[.$D$22]*-1;0)" table:style-name="ce62">
            <text:p>-15.299,96</text:p>
          </table:table-cell>
          <table:table-cell office:value-type="float" office:value="-37290.818476640001" table:formula="of:=[.I39]+[.H38]" table:style-name="ce42">
            <text:p>-37.290,8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7-15T00:00:00" table:style-name="ce97">
            <text:p>15.07.2023</text:p>
          </table:table-cell>
          <table:table-cell office:value-type="string" table:style-name="ce98">
            <text:p>SnF-Çek-&gt;Nazan</text:p>
          </table:table-cell>
          <table:table-cell office:value-type="float" office:value="50000" table:style-name="ce99">
            <text:p>50.000,00</text:p>
          </table:table-cell>
          <table:table-cell office:value-type="float" office:value="50000" table:formula="of:=IF([.G39]=1;[NAZAN.$D39];0)" table:style-name="ce62">
            <text:p>50.000,00</text:p>
          </table:table-cell>
          <table:table-cell office:value-type="float" office:value="0" table:formula="of:=IF([.G39]=0;[.D39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1769.2" table:formula="of:=IF([.G39]=1;[.D39]*[.$D$22]*-1;0)" table:style-name="ce62">
            <text:p>-11.769,20</text:p>
          </table:table-cell>
          <table:table-cell office:value-type="float" office:value="-21990.858476640002" table:formula="of:=[.I40]+[.H39]" table:style-name="ce42">
            <text:p>-21.990,8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98">
            <text:p>SnyF-bankadan <text:s/>-&gt; Nazan</text:p>
          </table:table-cell>
          <table:table-cell office:value-type="float" office:value="28080" table:style-name="ce99">
            <text:p>28.080,00</text:p>
          </table:table-cell>
          <table:table-cell office:value-type="float" office:value="28080" table:formula="of:=IF([.G40]=1;[NAZAN.$D40];0)" table:style-name="ce62">
            <text:p>28.080,00</text:p>
          </table:table-cell>
          <table:table-cell office:value-type="float" office:value="0" table:formula="of:=IF([.G40]=0;[.D40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6609.5827200000003" table:formula="of:=IF([.G40]=1;[.D40]*[.$D$22]*-1;0)" table:style-name="ce62">
            <text:p>-6.609,58</text:p>
          </table:table-cell>
          <table:table-cell office:value-type="float" office:value="-10221.658476640001" table:formula="of:=[.I41]+[.H40]" table:style-name="ce42">
            <text:p>-10.221,6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98">
            <text:p>SnyF-icra avukatdan <text:s/>-&gt; Nazan</text:p>
          </table:table-cell>
          <table:table-cell office:value-type="float" office:value="8425.4599999999991" table:style-name="ce99">
            <text:p>8.425,46</text:p>
          </table:table-cell>
          <table:table-cell office:value-type="float" office:value="8425.4599999999991" table:formula="of:=IF([.G41]=1;[NAZAN.$D41];0)" table:style-name="ce62">
            <text:p>8.425,46</text:p>
          </table:table-cell>
          <table:table-cell office:value-type="float" office:value="0" table:formula="of:=IF([.G41]=0;[.D41]*[.$D$22]*-1;0)" table:style-name="ce95">
            <text:p>0,00</text:p>
          </table:table-cell>
          <table:table-cell office:value-type="float" office:value="1" table:style-name="ce91">
            <text:p>1</text:p>
          </table:table-cell>
          <table:table-cell office:value-type="float" office:value="-1983.2184766399998" table:formula="of:=IF([.G41]=1;[.D41]*[.$D$22]*-1;0)" table:style-name="ce62">
            <text:p>-1.983,22</text:p>
          </table:table-cell>
          <table:table-cell office:value-type="float" office:value="-3612.0757566399998" table:formula="of:=[.I42]+[.H41]" table:style-name="ce42">
            <text:p>-3.612,08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2-06T00:00:00" table:style-name="ce97">
            <text:p>6.02.2023</text:p>
          </table:table-cell>
          <table:table-cell office:value-type="string" table:style-name="ce98">
            <text:p>SnyF-Ocak23 -&gt; Nazan</text:p>
          </table:table-cell>
          <table:table-cell office:value-type="float" office:value="6920" table:style-name="ce99">
            <text:p>6.920,00</text:p>
          </table:table-cell>
          <table:table-cell office:value-type="float" office:value="6920" table:formula="of:=IF([.G42]=1;[NAZAN.$D42];0)" table:style-name="ce62">
            <text:p>6.920,00</text:p>
          </table:table-cell>
          <table:table-cell office:value-type="float" office:value="0" table:formula="of:=IF([.G42]=0;[.D42]*[.$D$22]*-1;0)" table:style-name="ce95">
            <text:p>0,00</text:p>
          </table:table-cell>
          <table:table-cell office:value-type="float" office:value="1" table:style-name="ce100">
            <text:p>1</text:p>
          </table:table-cell>
          <table:table-cell office:value-type="float" office:value="-1628.8572800000002" table:formula="of:=IF([.G42]=1;[.D42]*[.$D$22]*-1;0)" table:style-name="ce62">
            <text:p>-1.628,86</text:p>
          </table:table-cell>
          <table:table-cell office:value-type="float" office:value="-1628.8572800000002" table:formula="of:=[.I43]+[.H42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Toplam Gelir</text:p>
          </table:table-cell>
          <table:table-cell office:value-type="float" office:value="582256.12" table:formula="of:=SUBTOTAL(109;[NAZAN.$D$24:.$D$43])" table:style-name="ce42">
            <text:p>582.256,12</text:p>
          </table:table-cell>
          <table:table-cell office:value-type="float" office:value="267256.12" table:formula="of:=SUBTOTAL(109;[NAZAN.$E$24:.$E$43])" table:style-name="ce42">
            <text:p>267.256,12</text:p>
          </table:table-cell>
          <table:table-cell office:value-type="float" office:value="-74145.960000000006" table:formula="of:=SUM([.F25:.F42])" table:style-name="ce42">
            <text:p>-74.145,96</text:p>
          </table:table-cell>
          <table:table-cell table:style-name="ce1"/>
          <table:table-cell office:value-type="float" office:value="-62907.814550080002" table:formula="of:=SUBTOTAL(109;[NAZAN.$H$24:.$H$43])" table:style-name="ce42">
            <text:p>-62.907,81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3" table:style-name="ce42"/>
          <table:table-cell table:style-name="ce1"/>
          <table:table-cell table:number-columns-repeated="2" table:style-name="ce73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101"/>
          <table:table-cell table:style-name="ce102"/>
          <table:table-cell table:number-columns-repeated="16374"/>
        </table:table-row>
        <table:table-row table:style-name="ro4">
          <table:table-cell table:number-columns-repeated="2" table:style-name="ce1"/>
          <table:table-cell office:value-type="string" table:style-name="ce1">
            <text:p>%</text:p>
          </table:table-cell>
          <table:table-cell office:value-type="percentage" office:value="1" table:style-name="ce103">
            <text:p>100,0000%</text:p>
          </table:table-cell>
          <table:table-cell office:value-type="percentage" office:value="0.76461609622177429" table:formula="of:=1-[.F47]" table:style-name="ce104">
            <text:p>76,4616%</text:p>
          </table:table-cell>
          <table:table-cell office:value-type="percentage" office:value="0.23538390377822566" table:formula="of:=['file:///F:/aaGitMe/tdy/01-23-dgs.ods'#'1203-YZD'.$D$18]" table:style-name="ce104">
            <text:p>23,5384%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oplam Gelecek</text:p>
          </table:table-cell>
          <table:table-cell office:value-type="float" office:value="582256.12" table:formula="of:=[NAZAN.$D$44]*[.D47]" table:style-name="ce60">
            <text:p>582.256,12</text:p>
          </table:table-cell>
          <table:table-cell office:value-type="float" office:value="445202.40147563693" table:formula="of:=[NAZAN.$D$44]*[.E47]" table:style-name="ce105">
            <text:p>445.202,40</text:p>
          </table:table-cell>
          <table:table-cell office:value-type="float" office:value="137053.71852436301" table:formula="of:=[NAZAN.$D$44]*[.F47]" table:style-name="ce105">
            <text:p>137.053,72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Gelen</text:p>
          </table:table-cell>
          <table:table-cell office:value-type="float" office:value="267256.22925070772" table:formula="of:=[.E49]+[.F49]" table:style-name="ce62">
            <text:p>267.256,23</text:p>
          </table:table-cell>
          <table:table-cell office:value-type="float" office:value="204348.41470062771" table:formula="of:=[.F49]/[.F47]*[.E47]" table:style-name="ce42">
            <text:p>204.348,41</text:p>
          </table:table-cell>
          <table:table-cell office:value-type="float" office:value="62907.814550080002" table:formula="of:=[NAZAN.$H$44]*-1" table:style-name="ce42">
            <text:p>62.907,81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314999.89074929227" table:formula="of:=[.D48]-[.D49]" table:style-name="ce62">
            <text:p>314.999,89</text:p>
          </table:table-cell>
          <table:table-cell office:value-type="float" office:value="240853.98677500922" table:formula="of:=[.E48]-[.E49]" table:style-name="ce42">
            <text:p>240.853,99</text:p>
          </table:table-cell>
          <table:table-cell office:value-type="float" office:value="74145.903974283006" table:formula="of:=[.F48]-[.F49]" table:style-name="ce42">
            <text:p>74.145,90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table:number-columns-repeated="3" table:style-name="ce106"/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62907.814550080002" table:formula="of:=[.F49]" table:style-name="ce42">
            <text:p>62.907,81</text:p>
          </table:table-cell>
          <table:table-cell office:value-type="percentage" office:value="2.5000000000000001E-2" table:style-name="ce107">
            <text:p>2,50%</text:p>
          </table:table-cell>
          <table:table-cell office:value-type="float" office:value="1572.695363752" table:formula="of:=[.D54]*[.E54]" table:style-name="ce42">
            <text:p>1.572,70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04348.41470062771" table:formula="of:=[.E49]" table:style-name="ce42">
            <text:p>204.348,41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5108.7103675156932" table:formula="of:=[.D55]*[.E55]" table:style-name="ce42">
            <text:p>5.108,71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number-rows-repeated="1048520" table:style-name="ro4">
          <table:table-cell table:number-columns-repeated="1638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800" table:formula="of:=SUM([.D5:.D31])" table:style-name="ce60">
            <text:p>29.800,00</text:p>
          </table:table-cell>
          <table:table-cell office:value-type="float" office:value="-33859.51" table:formula="of:=SUM([.E5:.E31])" table:style-name="ce60">
            <text:p>-33.859,51</text:p>
          </table:table-cell>
          <table:table-cell office:value-type="float" office:value="0" table:formula="of:=SUM([.F5:.F31])" table:style-name="ce60">
            <text:p>0,00</text:p>
          </table:table-cell>
          <table:table-cell office:value-type="float" office:value="0" table:formula="of:=SUM([.G5:.G31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08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8]*-1" table:style-name="ce25">
            <text:p>0,00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4]" table:style-name="ce62">
            <text:p>-4.689,99</text:p>
          </table:table-cell>
          <table:table-cell table:style-name="ce42"/>
          <table:table-cell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7]" table:style-name="ce62">
            <text:p>-4.574,44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2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3:.D50])" table:style-name="ce76">
            <text:p>0,00</text:p>
          </table:table-cell>
          <table:table-cell office:value-type="float" office:value="0" table:formula="of:=SUM([.E43:.E49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5:.E74])" table:style-name="ce55">
            <text:p>-4689,99</text:p>
          </table:table-cell>
          <table:table-cell office:value-type="float" office:value="0" table:formula="of:=SUM([.F55:.F74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8:.E86])" table:style-name="ce55">
            <text:p>-4574,44</text:p>
          </table:table-cell>
          <table:table-cell office:value-type="float" office:value="0" table:formula="of:=SUM([.F78:.F86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43"/>
          <table:table-cell table:style-name="ce62"/>
          <table:table-cell table:number-columns-repeated="16379"/>
        </table:table-row>
        <table:table-row table:number-rows-repeated="9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11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5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14" table:default-cell-style-name="ce1"/>
        <table:table-column table:style-name="co36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5:.D29])" table:style-name="ce60">
            <text:p>142.800,00</text:p>
          </table:table-cell>
          <table:table-cell office:value-type="float" office:value="-98843.11" table:formula="of:=SUM([.E4:.E27])" table:style-name="ce60">
            <text:p>-98.843,11</text:p>
          </table:table-cell>
          <table:table-cell office:value-type="float" office:value="18687.059999999998" table:formula="of:=SUM([.F5:.F30])" table:style-name="ce60">
            <text:p>18.687,06</text:p>
          </table:table-cell>
          <table:table-cell office:value-type="float" office:value="-86982.11" table:formula="of:=SUM([.G4:.G30])" table:style-name="ce60">
            <text:p>-86.982,11</text:p>
          </table:table-cell>
          <table:table-cell office:value-type="float" office:value="-68295.05" table:formula="of:=[.F2]+[.G2]" table:style-name="ce60">
            <text:p>-68.295,0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108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4]+[.F5]+[.G5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5]+[.F6]+[.G6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6]+[.F7]+[.G7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2]*-1" table:style-name="ce42">
            <text:p>-51,54</text:p>
          </table:table-cell>
          <table:table-cell table:style-name="ce42"/>
          <table:table-cell office:value-type="float" office:value="-51.54" table:formula="of:=[.E8]" table:style-name="ce42">
            <text:p>-51,54</text:p>
          </table:table-cell>
          <table:table-cell office:value-type="float" office:value="-1242.54" table:formula="of:=[.H7]+[.F8]+[.G8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8]" table:style-name="ce42">
            <text:p>-5.698,99</text:p>
          </table:table-cell>
          <table:table-cell table:style-name="ce42"/>
          <table:table-cell office:value-type="float" office:value="-5698.99" table:formula="of:=[.E9]" table:style-name="ce42">
            <text:p>-5.698,99</text:p>
          </table:table-cell>
          <table:table-cell office:value-type="float" office:value="-6941.53" table:formula="of:=[.H8]+[.F9]+[.G9]" table:style-name="ce42">
            <text:p>-6.941,53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4]" table:style-name="ce42">
            <text:p>-71.595,50</text:p>
          </table:table-cell>
          <table:table-cell table:style-name="ce1"/>
          <table:table-cell office:value-type="float" office:value="-71595.5" table:formula="of:=[.E10]" table:style-name="ce42">
            <text:p>-71.595,50</text:p>
          </table:table-cell>
          <table:table-cell office:value-type="float" office:value="-78537.03" table:formula="of:=[.H9]+[.F10]+[.G10]" table:style-name="ce42">
            <text:p>-78.537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83912.03" table:formula="of:=[.H10]+[.F11]+[.G11]" table:style-name="ce42">
            <text:p>-83.912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86037.03" table:formula="of:=[.H11]+[.F12]+[.G12]" table:style-name="ce42">
            <text:p>-86.037,03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86982.11" table:formula="of:=[.H12]+[.F13]+[.G13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3]+[.F14]+[.G14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4]+[.F15]+[.G15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5]+[.F16]+[.G16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6]+[.F17]+[.G17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7]+[.F18]+[.G18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8]+[.F19]+[.G19]" table:style-name="ce42">
            <text:p>-86.982,11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66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71095.05" table:formula="of:=[.H19]+[.F20]+[.G20]" table:style-name="ce42">
            <text:p>-71.0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1095.05" table:formula="of:=[.H20]+[.F21]+[.G21]" table:style-name="ce42">
            <text:p>-71.095,05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68295.05" table:formula="of:=[.H21]+[.F22]+[.G22]" table:style-name="ce42">
            <text:p>-68.2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68295.05" table:formula="of:=[.H22]+[.F23]+[.G23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68295.05" table:formula="of:=[.H23]+[.F24]+[.G24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68295.05" table:formula="of:=[.H24]+[.F25]+[.G25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7:.D44])" table:style-name="ce76">
            <text:p>3.906,85</text:p>
          </table:table-cell>
          <table:table-cell office:value-type="float" office:value="2733.54" table:formula="of:=SUM([.E37:.E44])" table:style-name="ce76">
            <text:p>2.733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42">
            <text:p>1.5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49:.E61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1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5:.E97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office:value-type="float" office:value="4247.01" table:formula="of:=SUM([.E100:.E101])" table:style-name="ce42">
            <text:p>4.247,01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2])" table:style-name="ce60">
            <text:p>32.800,00</text:p>
          </table:table-cell>
          <table:table-cell office:value-type="float" office:value="-44478.170000000006" table:formula="of:=SUM([.E4:.E32])" table:style-name="ce60">
            <text:p>-44.478,17</text:p>
          </table:table-cell>
          <table:table-cell office:value-type="float" office:value="23200" table:formula="of:=SUM([.F4:.F32])" table:style-name="ce60">
            <text:p>23.200,00</text:p>
          </table:table-cell>
          <table:table-cell office:value-type="float" office:value="-43968.17" table:formula="of:=SUM([.G4:.G32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0">
            <text:p>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0">
            <text:p>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0">
            <text:p>2.10.2023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0">
            <text:p>2.10.2023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0">
            <text:p>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5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0">
            <text:p>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0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80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0">
            <text:p>30.10.2023</text:p>
          </table:table-cell>
          <table:table-cell office:value-type="string" table:style-name="ce1">
            <text:p>snyG 30-10-2023 bankadan ödeme <text:s/>10000 TL<text:s/></text:p>
          </table:table-cell>
          <table:table-cell table:style-name="ce1"/>
          <table:table-cell office:value-type="currency" office:value="10000" table:style-name="ce68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1">
            <text:p>snyG 07-11 de çıkacağını belirterek 10000 TL ödemeyi yapmadı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1168.17" table:formula="of:=[.H27]+[.F28]+[.G28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0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8]+[.F29]+[.G29]" table:style-name="ce42">
            <text:p>-20.7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2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40:.D47])" table:style-name="ce76">
            <text:p>3.425,38</text:p>
          </table:table-cell>
          <table:table-cell office:value-type="float" office:value="3422.73" table:formula="of:=SUM([.E40:.E47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2:.E65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0">
            <text:p>30.08.2023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0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0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0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0">
            <text:p>4.09.2023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0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0">
            <text:p>18.09.2023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9:.E104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0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0">
            <text:p>18.09.2023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0">
            <text:p>18.09.2023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0">
            <text:p>25.08.2023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0">
            <text:p>25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0">
            <text:p>26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0">
            <text:p>27.08.2023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0">
            <text:p>27.08.2023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0">
            <text:p>29.08.2023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0">
            <text:p>31.08.2023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0">
            <text:p>31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0">
            <text:p>1.09.2023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80">
            <text:p>1.09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0">
            <text:p>2.09.2023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0">
            <text:p>3.09.202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0">
            <text:p>5.09.2023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0">
            <text:p>6.09.2023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0">
            <text:p>8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0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0">
            <text:p>12.09.2023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0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0">
            <text:p>14.09.2023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0">
            <text:p>15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0">
            <text:p>16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9-18T00:00:00" table:style-name="ce80">
            <text:p>18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0">
            <text:p>19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0">
            <text:p>20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0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0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0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15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10649.73" table:formula="of:=SUM([.E113:.E122])" table:style-name="ce55">
            <text:p>610649,73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Umut<text:s text:c="34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0950.34" table:style-name="ce50">
            <text:p>20.950,34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73011.39" table:style-name="ce50">
            <text:p>73.011,39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7]*[.C117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8]*[.C118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16">
            <text:p>28,000</text:p>
          </table:table-cell>
          <table:table-cell office:value-type="float" office:value="850" table:style-name="ce25">
            <text:p>850,00</text:p>
          </table:table-cell>
          <table:table-cell office:value-type="float" office:value="23800" table:formula="of:=[.D119]*[.C119]" table:style-name="ce50">
            <text:p>23.8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16">
            <text:p>30,000</text:p>
          </table:table-cell>
          <table:table-cell office:value-type="float" office:value="100" table:style-name="ce25">
            <text:p>100,00</text:p>
          </table:table-cell>
          <table:table-cell office:value-type="float" office:value="3000" table:formula="of:=[.D120]*[.C120]" table:style-name="ce50">
            <text:p>3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0000" table:style-name="ce50">
            <text:p>6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0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000" table:style-name="ce50">
            <text:p>3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1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10649.73" table:formula="of:=SUM([.E113:.E122])" table:style-name="ce117">
            <text:p>610.649,73</text:p>
          </table:table-cell>
          <table:table-cell table:number-columns-repeated="16379"/>
        </table:table-row>
        <table:table-row table:number-rows-repeated="1048451" table:style-name="ro5">
          <table:table-cell table:number-columns-repeated="1638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6" table:default-cell-style-name="ce1"/>
        <table:table-column table:style-name="co37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1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15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6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6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17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15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6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6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18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2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15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19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0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15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0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15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5">
        <table:table-column table:style-name="co33" table:default-cell-style-name="ce1"/>
        <table:table-column table:style-name="co40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1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9"/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9"/>
          <table:table-cell table:style-name="ce111"/>
          <table:table-cell table:number-columns-repeated="2"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0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1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2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1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2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2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3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4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25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4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25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5">
        <table:table-column table:style-name="co18" table:default-cell-style-name="ce1"/>
        <table:table-column table:style-name="co42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26">
            <text:p>SnyF-M.Kipel Ocak Ayı kirası</text:p>
          </table:table-cell>
          <table:table-cell table:style-name="ce126"/>
          <table:table-cell table:style-name="ce127"/>
          <table:table-cell table:style-name="ce128"/>
          <table:table-cell office:value-type="float" office:value="6920" table:style-name="ce129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26">
            <text:p>Doğuş Kira 6/12-2023-24</text:p>
          </table:table-cell>
          <table:table-cell office:value-type="string" table:style-name="ce126">
            <text:p>bankadan</text:p>
          </table:table-cell>
          <table:table-cell table:style-name="ce127"/>
          <table:table-cell table:style-name="ce128"/>
          <table:table-cell office:value-type="float" office:value="6000" table:style-name="ce129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30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09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3">
            <text:p>30.03.2022</text:p>
          </table:table-cell>
          <table:table-cell office:value-type="string" table:style-name="ce109">
            <text:p>SnyF-Kynkçı Merdal 12/12-2022-23</text:p>
          </table:table-cell>
          <table:table-cell table:style-name="ce109"/>
          <table:table-cell office:value-type="string" table:style-name="ce109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3">
            <text:p>10.10.2022</text:p>
          </table:table-cell>
          <table:table-cell office:value-type="string" table:style-name="ce109">
            <text:p>snyA Ayhan Tüfek 42000-40000</text:p>
          </table:table-cell>
          <table:table-cell table:style-name="ce111"/>
          <table:table-cell office:value-type="string" table:style-name="ce109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3"/>
          <table:table-cell office:value-type="string" table:style-name="ce109">
            <text:p>cihan oto 12-1 ay teminattan kalan</text:p>
          </table:table-cell>
          <table:table-cell table:style-name="ce111"/>
          <table:table-cell table:style-name="ce109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3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2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2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3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30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09">
            <text:p>Kira snyG Metin ÇELİK 4/8 31-12-2022</text:p>
          </table:table-cell>
          <table:table-cell table:style-name="ce109"/>
          <table:table-cell office:value-type="currency" office:value="1000" table:style-name="ce133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3">
            <text:p>30.03.2022</text:p>
          </table:table-cell>
          <table:table-cell office:value-type="string" table:style-name="ce109">
            <text:p>SnyF-Kynkçı Merdal 12/12-2022-23</text:p>
          </table:table-cell>
          <table:table-cell table:style-name="ce109"/>
          <table:table-cell office:value-type="string" table:style-name="ce109">
            <text:p>3 aylık kira bedeli</text:p>
          </table:table-cell>
          <table:table-cell table:style-name="ce110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3">
            <text:p>10.10.2022</text:p>
          </table:table-cell>
          <table:table-cell office:value-type="string" table:style-name="ce109">
            <text:p>snyA Ayhan Tüfek 42000-40000</text:p>
          </table:table-cell>
          <table:table-cell table:style-name="ce111"/>
          <table:table-cell office:value-type="string" table:style-name="ce109">
            <text:p>%57,14 aylık kira bedeli</text:p>
          </table:table-cell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3"/>
          <table:table-cell office:value-type="string" table:style-name="ce109">
            <text:p>cihan oto 12 ay teminattan kalan</text:p>
          </table:table-cell>
          <table:table-cell table:style-name="ce111"/>
          <table:table-cell table:style-name="ce109"/>
          <table:table-cell office:value-type="float" office:value="100" table:style-name="ce109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34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4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5" table:default-cell-style-name="ce25"/>
        <table:table-column table:style-name="co10" table:default-cell-style-name="ce25"/>
        <table:table-column table:style-name="co46" table:default-cell-style-name="ce25"/>
        <table:table-column table:style-name="co47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35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35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6">
            <text:p>Tpl / 12</text:p>
          </table:table-cell>
          <table:table-cell office:value-type="float" office:value="37192.837500000001" table:formula="of:=[.B15]/[.A16]" table:style-name="ce137">
            <text:p>37.192,84</text:p>
          </table:table-cell>
          <table:table-cell office:value-type="float" office:value="-21853.567500000005" table:formula="of:=[.C15]/[.A16]" table:style-name="ce138">
            <text:p>-21.853,57</text:p>
          </table:table-cell>
          <table:table-cell table:style-name="ce138"/>
          <table:table-cell office:value-type="float" office:value="45447.670000000006" table:formula="of:=[.E15]/[.A16]" table:style-name="ce138">
            <text:p>45.447,67</text:p>
          </table:table-cell>
          <table:table-cell office:value-type="float" office:value="-26383.058333333334" table:formula="of:=[.F15]/[.A16]" table:style-name="ce138">
            <text:p>-26.383,06</text:p>
          </table:table-cell>
          <table:table-cell office:value-type="float" office:value="19064.611666666668" table:formula="of:=[.G15]/[.A16]" table:style-name="ce138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38">
            <text:p>29,25</text:p>
          </table:table-cell>
          <table:table-cell office:value-type="float" office:value="6.8652675000000007" table:formula="of:=[.K15]/12" table:style-name="ce138">
            <text:p>6,87</text:p>
          </table:table-cell>
          <table:table-cell office:value-type="float" office:value="22.384732499999998" table:formula="of:=[.L15]/12" table:style-name="ce138">
            <text:p>22,38</text:p>
          </table:table-cell>
          <table:table-cell office:value-type="float" office:value="7.1708333333333334" table:formula="of:=[.M15]/12" table:style-name="ce138">
            <text:p>7,17</text:p>
          </table:table-cell>
          <table:table-cell office:value-type="float" office:value="3.8416666666666668" table:formula="of:=[.N15]/12" table:style-name="ce138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39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40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28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29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29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96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1">
            <text:p>06.11.2022</text:p>
          </table:table-cell>
          <table:table-cell office:value-type="string" table:style-name="ce96">
            <text:p>Cihan Elektrik Teminat 1200 – 2/6</text:p>
          </table:table-cell>
          <table:table-cell table:style-name="ce96"/>
          <table:table-cell office:value-type="currency" office:value="200" table:style-name="ce127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1">
            <text:p>05.10.2022</text:p>
          </table:table-cell>
          <table:table-cell office:value-type="string" table:style-name="ce96">
            <text:p>Cihan Elektrik Teminat 1200 – 1/6</text:p>
          </table:table-cell>
          <table:table-cell table:style-name="ce96"/>
          <table:table-cell office:value-type="currency" office:value="200" table:style-name="ce127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96"/>
          <table:table-cell table:style-name="ce142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1">
            <text:p>30.03.2022</text:p>
          </table:table-cell>
          <table:table-cell office:value-type="string" table:style-name="ce96">
            <text:p>SnyF-Kynkçı Merdal 12/12-2022-23</text:p>
          </table:table-cell>
          <table:table-cell office:value-type="float" office:value="3" table:style-name="ce96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1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143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44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4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4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44"/>
          <table:table-cell table:style-name="ce61"/>
          <table:table-cell office:value-type="currency" office:value="1250" table:style-name="ce145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4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4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44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44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44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44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44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44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2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44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46">
            <text:p>snyA Ayhan Tüfek 42000-40000</text:p>
          </table:table-cell>
          <table:table-cell table:style-name="ce146"/>
          <table:table-cell office:value-type="currency" office:value="2000" table:style-name="ce147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46">
            <text:p>Cihan Elektrik Teminat 1200 – 1/6</text:p>
          </table:table-cell>
          <table:table-cell table:style-name="ce146"/>
          <table:table-cell office:value-type="currency" office:value="200" table:style-name="ce147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table:style-name="ce142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8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29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Lise Arkası Kira ++++++++++++++++</text:p>
          </table:table-cell>
          <table:table-cell table:style-name="ce148"/>
          <table:table-cell office:value-type="float" office:value="20000" table:style-name="ce14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selanik hesabına aktarılan</text:p>
          </table:table-cell>
          <table:table-cell table:style-name="ce148"/>
          <table:table-cell table:style-name="ce149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96"/>
          <table:table-cell table:style-name="ce15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1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2">
            <text:p>Lise Arkası Kira ++++++++++++++++</text:p>
          </table:table-cell>
          <table:table-cell table:style-name="ce152"/>
          <table:table-cell office:value-type="float" office:value="20000" table:style-name="ce153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5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5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5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5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5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6">
            <text:p>Doğuş Kira 11/12-2022-23 kalan bakiye</text:p>
          </table:table-cell>
          <table:table-cell table:style-name="ce126"/>
          <table:table-cell office:value-type="float" office:value="1000" table:style-name="ce129">
            <text:p>1.000,00</text:p>
          </table:table-cell>
          <table:table-cell table:style-name="ce126"/>
          <table:table-cell office:value-type="float" office:value="1000" table:style-name="ce157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58">
            <text:p>Doğuş Kira 12/12-2022-23 BANKADAN</text:p>
          </table:table-cell>
          <table:table-cell office:value-type="string" table:style-name="ce158">
            <text:p>BH</text:p>
          </table:table-cell>
          <table:table-cell office:value-type="float" office:value="5000" table:style-name="ce159">
            <text:p>5.000,00</text:p>
          </table:table-cell>
          <table:table-cell table:style-name="ce158"/>
          <table:table-cell office:value-type="float" office:value="5000" table:style-name="ce160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6">
            <text:p>SnyF-Kynkçı Merdal elektrik haziran</text:p>
          </table:table-cell>
          <table:table-cell table:style-name="ce126"/>
          <table:table-cell table:style-name="ce161"/>
          <table:table-cell table:style-name="ce126"/>
          <table:table-cell office:value-type="float" office:value="445.63" table:style-name="ce126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formula="of:=['07'.D55]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5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55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2">
            <text:p>05.07.2022</text:p>
          </table:table-cell>
          <table:table-cell office:value-type="string" table:style-name="ce158">
            <text:p>Doğuş Kira 11/12-2022-23<text:s/><text:span text:style-name="T4">BANKADAN</text:span></text:p>
          </table:table-cell>
          <table:table-cell table:style-name="ce158"/>
          <table:table-cell office:value-type="float" office:value="4000" table:style-name="ce159">
            <text:p>4.000,00</text:p>
          </table:table-cell>
          <table:table-cell table:style-name="ce158"/>
          <table:table-cell office:value-type="float" office:value="4000" table:style-name="ce160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52">
            <text:p>Doğuş Kira 11/12-2022-23 kalan bakiye</text:p>
          </table:table-cell>
          <table:table-cell table:style-name="ce152"/>
          <table:table-cell office:value-type="float" office:value="1000" table:style-name="ce163">
            <text:p>1.000,00</text:p>
          </table:table-cell>
          <table:table-cell table:style-name="ce152"/>
          <table:table-cell table:style-name="ce164"/>
          <table:table-cell table:style-name="ce165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elektrik</text:p>
          </table:table-cell>
          <table:table-cell table:style-name="ce166"/>
          <table:table-cell office:value-type="float" office:value="445.63" table:style-name="ce167">
            <text:p>445,63</text:p>
          </table:table-cell>
          <table:table-cell table:style-name="ce168"/>
          <table:table-cell table:style-name="ce166"/>
          <table:table-cell table:style-name="ce168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53">
            <text:p>4.000,00</text:p>
          </table:table-cell>
          <table:table-cell table:number-columns-repeated="3" table:style-name="ce152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9">
            <text:p>Mesut Elektrik</text:p>
          </table:table-cell>
          <table:table-cell table:style-name="ce169"/>
          <table:table-cell office:value-type="float" office:value="182.86" table:style-name="ce169">
            <text:p>182,86</text:p>
          </table:table-cell>
          <table:table-cell table:number-columns-repeated="3" table:style-name="ce170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9522138254 /CK ÇEPESAŞ/FATURA</text:p>
          </table:table-cell>
          <table:table-cell table:number-columns-repeated="2" table:style-name="ce171"/>
          <table:table-cell office:value-type="float" office:value="-1317.2" table:style-name="ce172">
            <text:p>-1.317,20</text:p>
          </table:table-cell>
          <table:table-cell table:style-name="ce172"/>
          <table:table-cell office:value-type="float" office:value="-1317.2" table:style-name="ce172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mazon 240gbWd ssd-braun-64gb 3/6</text:p>
          </table:table-cell>
          <table:table-cell table:number-columns-repeated="2" table:style-name="ce173"/>
          <table:table-cell office:value-type="float" office:value="-177.65" table:style-name="ce174">
            <text:p>-177,65</text:p>
          </table:table-cell>
          <table:table-cell table:number-columns-repeated="2" table:style-name="ce174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1561.71" table:style-name="ce172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Doğuş Kira 11/12-2022-23</text:p>
          </table:table-cell>
          <table:table-cell table:style-name="ce166"/>
          <table:table-cell office:value-type="float" office:value="5000" table:style-name="ce168">
            <text:p>5.000,00</text:p>
          </table:table-cell>
          <table:table-cell table:number-columns-repeated="3" table:style-name="ce168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2">
            <text:p>20.06.2022</text:p>
          </table:table-cell>
          <table:table-cell office:value-type="string" table:style-name="ce158">
            <text:p>SnyF-Kynkçı Merdal 9/12-2022</text:p>
          </table:table-cell>
          <table:table-cell table:number-columns-repeated="3" table:style-name="ce158"/>
          <table:table-cell office:value-type="float" office:value="4000" table:style-name="ce160">
            <text:p>4.000,00</text:p>
          </table:table-cell>
          <table:table-cell table:style-name="ce158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76">
            <text:p>4.000,00</text:p>
          </table:table-cell>
          <table:table-cell table:number-columns-repeated="3" table:style-name="ce166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udi benzin</text:p>
          </table:table-cell>
          <table:table-cell table:number-columns-repeated="2" table:style-name="ce173"/>
          <table:table-cell office:value-type="float" office:value="-100" table:style-name="ce174">
            <text:p>-100,00</text:p>
          </table:table-cell>
          <table:table-cell table:number-columns-repeated="2" table:style-name="ce174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907.97" table:style-name="ce172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7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78"/>
          <table:table-cell office:value-type="string" table:style-name="ce166">
            <text:p>SnyF-Kynkçı Merdal 9/12-2022</text:p>
          </table:table-cell>
          <table:table-cell table:style-name="ce166"/>
          <table:table-cell office:value-type="float" office:value="4000" table:style-name="ce179">
            <text:p>4.000,00</text:p>
          </table:table-cell>
          <table:table-cell table:style-name="ce166"/>
          <table:table-cell table:number-columns-repeated="2" table:style-name="ce168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48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3">
            <text:p>06 yb 1397 2. taksit</text:p>
          </table:table-cell>
          <table:table-cell table:number-columns-repeated="2" table:style-name="ce173"/>
          <table:table-cell office:value-type="float" office:value="-169" table:style-name="ce174">
            <text:p>-169,00</text:p>
          </table:table-cell>
          <table:table-cell table:style-name="ce180"/>
          <table:table-cell table:style-name="ce174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number-columns-repeated="2" table:style-name="ce175"/>
          <table:table-cell office:value-type="float" office:value="-3998.85" table:style-name="ce172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58">
            <text:p>Doğuş Kira 9/12-2022-23 <text:s text:c="3"/>+2000</text:p>
          </table:table-cell>
          <table:table-cell table:style-name="ce177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3" table:default-cell-style-name="ce1"/>
        <table:table-column table:style-name="co54" table:default-cell-style-name="ce1"/>
        <table:table-column table:style-name="co49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55" table:default-cell-style-name="ce1"/>
        <table:table-column table:style-name="co16" table:default-cell-style-name="ce1"/>
        <table:table-column table:style-name="co50" table:default-cell-style-name="ce1"/>
        <table:table-column table:style-name="co23" table:number-columns-repeated="2" table:default-cell-style-name="ce1"/>
        <table:table-column table:style-name="co38" table:default-cell-style-name="ce1"/>
        <table:table-column table:style-name="co31" table:default-cell-style-name="ce1"/>
        <table:table-column table:style-name="co39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0" table:default-cell-style-name="ce1"/>
        <table:table-column table:style-name="co41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4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5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6" table:default-cell-style-name="ce1"/>
        <table:table-column table:style-name="co45" table:default-cell-style-name="ce1"/>
        <table:table-column table:style-name="co57" table:default-cell-style-name="ce1"/>
        <table:table-column table:style-name="co58" table:default-cell-style-name="ce1"/>
        <table:table-column table:style-name="co1" table:default-cell-style-name="ce1"/>
        <table:table-column table:style-name="co58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35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35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6">
            <text:p>Tpl / 12</text:p>
          </table:table-cell>
          <table:table-cell office:value-type="float" office:value="37192.837500000001" table:style-name="ce137">
            <text:p>37.192,84</text:p>
          </table:table-cell>
          <table:table-cell office:value-type="float" office:value="-21933.009166666699" table:style-name="ce138">
            <text:p>-21.933,01</text:p>
          </table:table-cell>
          <table:table-cell table:style-name="ce138"/>
          <table:table-cell office:value-type="float" office:value="45447.67" table:style-name="ce138">
            <text:p>45.447,67</text:p>
          </table:table-cell>
          <table:table-cell office:value-type="float" office:value="-26383.058333333302" table:style-name="ce138">
            <text:p>-26.383,06</text:p>
          </table:table-cell>
          <table:table-cell office:value-type="float" office:value="19064.6116666667" table:style-name="ce138">
            <text:p>19.064,61</text:p>
          </table:table-cell>
          <table:table-cell table:style-name="ce39"/>
          <table:table-cell table:style-name="ce40"/>
          <table:table-cell office:value-type="float" office:value="29.25" table:style-name="ce138">
            <text:p>29,25</text:p>
          </table:table-cell>
          <table:table-cell office:value-type="float" office:value="6.8652674999999999" table:style-name="ce138">
            <text:p>6,87</text:p>
          </table:table-cell>
          <table:table-cell office:value-type="float" office:value="22.384732499999998" table:style-name="ce138">
            <text:p>22,38</text:p>
          </table:table-cell>
          <table:table-cell office:value-type="float" office:value="7.1708333333333298" table:style-name="ce138">
            <text:p>7,17</text:p>
          </table:table-cell>
          <table:table-cell office:value-type="float" office:value="3.8416666666666699" table:style-name="ce138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1-23-dgs.ods'#01-Dgs" table:style-name="ta7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7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7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7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7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7">
        <table:table-source xlink:href="file:///F:/aaGitMe/tdy/01-23-dgs.ods" table:table-name="1203-YZD" table:mode="copy-results-only"/>
        <table:table-column/>
        <table:table-row table:number-rows-repeated="17">
          <table:table-cell table:number-columns-repeated="16384"/>
        </table:table-row>
        <table:table-row>
          <table:table-cell table:number-columns-repeated="3"/>
          <table:table-cell office:value-type="float" office:value="0.23538390377822566"/>
          <table:table-cell table:number-columns-repeated="16380"/>
        </table:table-row>
        <table:table-row table:number-rows-repeated="1048558">
          <table:table-cell table:number-columns-repeated="16380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number number:decimal-places="2" number:min-decimal-places="2" number:min-integer-digits="1" number:grouping="true"/>
      <style:map style:condition="value()&gt;=0" style:apply-style-name="N39P0"/>
    </number:number-style>
    <number:percentage-style style:name="N40">
      <number:number number:decimal-places="4" number:min-decimal-places="4" number:min-integer-digits="1"/>
      <number:text>%</number:text>
    </number:percentage-style>
    <number:date-style style:name="N41">
      <number:day number:style="long"/>
      <number:text>.</number:text>
      <number:month number:style="long"/>
      <number:text>.</number:text>
      <number:year number:style="long"/>
    </number:date-style>
    <number:number-style style:name="N42">
      <number:number number:decimal-places="3" number:min-decimal-places="3" number:min-integer-digits="1" number:grouping="true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text>Tpl / </number:text>
      <number:number number:min-integer-digits="1"/>
    </number:number-style>
    <number:date-style style:name="N45">
      <number:day/>
      <number:text>.</number:text>
      <number:month number:textual="true"/>
    </number:dat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18T14:35:43Z</dc:date>
    <meta:editing-cycles>257</meta:editing-cycles>
    <meta:editing-duration>PT27164S</meta:editing-duration>
  </office:meta>
</office:document-meta>
</file>